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Vojtěchu,</text:p>
      <text:p text:style-name="Normal">v tento svátek srdcí chci připomenout sílu, která nás spojuje. Jako dva Berani sdílíme vášeň, odvahu a nezdolného ducha. Tvá energie a odhodlání, znázorněné silou Tygra, jsou pro mě inspirací. S tebou, chráněného mocným archandělem Michaelem, cítím, že společně můžeme vyvést ostatní z temnot a nastolit světlo spravedlnosti. Tvá síla mi dodává odvahy stavět se vedle tebe proti všemu zlému. Oceňuji, jak tvoje životní cesta vede k rozkrývání pravdy a jak tvoje andělské číslo 6 přináší harmonii do mého života. Naše sdílené zvířecí znamení mi připomíná, že jsme skutečně na správné cestě. Ať nám tento Valentýn přinese pocit sounáležitosti a sdílených snů. S tebou se cítím o krok blíže k porozumění hlubším pravdám tohoto světa.</text:p>
      <text:p text:style-name="Normal">S nadějí a očekáváním, co nám společná cesta přines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